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draw:textarea-vertical-align="middle" fo:min-height="8.884cm"/>
    </style:style>
    <style:style style:name="pr6" style:family="presentation" style:parent-style-name="Default-subtitle">
      <style:graphic-properties draw:fill-color="#ffffff" draw:textarea-vertical-align="middle" fo:min-height="9.134cm"/>
    </style:style>
    <style:style style:name="pr7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Introduction to next generation programming </text:span>language</text:p>
          </draw:text-box>
        </draw:frame>
        <draw:frame draw:style-name="gr1" draw:text-style-name="P2" draw:layer="layout" svg:width="8.636cm" svg:height="1.673cm" svg:x="19.304cm" svg:y="12.043cm">
          <draw:text-box>
            <text:p>Bartłomiej Małecki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etting stared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4">
              <text:list-header>
                <text:p text:style-name="P3"><text:span text:style-name="T2">curl https://sh.rustup.rs -sSf | sh</text:span><text:span text:style-name="T2"><text:line-break/></text:span><text:span text:style-name="T2"><text:line-break/></text:span><text:span text:style-name="T3">git clone https://github.com/bmalecki/rust-</text:span><text:span text:style-name="T3">getting-started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6" draw:text-style-name="P6" draw:layer="layout" svg:width="25.199cm" svg:height="9.134cm" svg:x="1.4cm" svg:y="3.685cm" presentation:class="subtitle">
          <draw:text-box>
            <text:p text:style-name="P5">fn main() {</text:p>
            <text:p text:style-name="P5"><text:s text:c="4"/>println!("Hello, world!");</text:p>
            <text:p text:style-name="P5">}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mpil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rustc main.rs</text:p>
              </text:list-item>
              <text:list-item>
                <text:p>Cargo - build tool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mparison Rust to Ocaml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coping rul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Ownership</text:p>
              </text:list-item>
              <text:list-item>
                <text:p>Borrowing</text:p>
              </text:list-item>
              <text:list-item>
                <text:p>Lifetim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urrency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ibliography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8"><text:span text:style-name="T4">https://doc.rust-lang.org/book</text:span></text:p>
              </text:list-item>
              <text:list-item>
                <text:p text:style-name="P8"><text:span text:style-name="T4">https://doc.rust-lang.org/rust-by-example <text:s/></text:span></text:p>
              </text:list-item>
              <text:list-item>
                <text:p text:style-name="P8"><text:span text:style-name="T4">https://science.raphael.poss.name/rust-for-functional-</text:span><text:span text:style-name="T4">programmers.html <text:s/>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21:59:51.172500776</meta:creation-date>
    <dc:date>2019-04-13T22:54:00.071108071</dc:date>
    <meta:editing-duration>PT31M19S</meta:editing-duration>
    <meta:editing-cycles>12</meta:editing-cycles>
    <meta:generator>LibreOffice/6.0.7.3$Linux_X86_64 LibreOffice_project/00m0$Build-3</meta:generator>
    <meta:document-statistic meta:object-count="54"/>
  </office:meta>
</office:document-meta>
</file>